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5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6" style:family="paragraph" style:parent-style-name="Table_20_Contents">
      <style:paragraph-properties fo:text-align="end" style:justify-single-word="false"/>
      <style:text-properties style:font-name="Gill Sans" officeooo:paragraph-rsid="0094e494"/>
    </style:style>
    <style:style style:name="P7" style:family="paragraph" style:parent-style-name="Table_20_Contents">
      <style:text-properties style:font-name="Gill Sans" officeooo:rsid="0080003b" officeooo:paragraph-rsid="0080003b"/>
    </style:style>
    <style:style style:name="P8" style:family="paragraph" style:parent-style-name="Table_20_Contents">
      <style:text-properties style:font-name="Gill Sans" officeooo:paragraph-rsid="0081d9f9"/>
    </style:style>
    <style:style style:name="P9" style:family="paragraph" style:parent-style-name="Table_20_Contents">
      <style:paragraph-properties fo:text-align="end" style:justify-single-word="false"/>
      <style:text-properties style:font-name="Gill Sans" officeooo:rsid="00859044" officeooo:paragraph-rsid="00859044"/>
    </style:style>
    <style:style style:name="P10" style:family="paragraph" style:parent-style-name="Table_20_Contents">
      <style:text-properties style:font-name="Gill Sans" officeooo:rsid="008a01f9" officeooo:paragraph-rsid="008a01f9"/>
    </style:style>
    <style:style style:name="P11" style:family="paragraph" style:parent-style-name="Table_20_Contents">
      <style:text-properties style:font-name="Gill Sans" officeooo:rsid="0094e494" officeooo:paragraph-rsid="0094e494"/>
    </style:style>
    <style:style style:name="P12" style:family="paragraph" style:parent-style-name="Table_20_Contents">
      <style:text-properties officeooo:paragraph-rsid="0081d9f9"/>
    </style:style>
    <style:style style:name="P13" style:family="paragraph" style:parent-style-name="Table_20_Contents">
      <style:text-properties officeooo:paragraph-rsid="0083260a"/>
    </style:style>
    <style:style style:name="P14" style:family="paragraph" style:parent-style-name="Table_20_Contents">
      <style:text-properties officeooo:paragraph-rsid="0094e494"/>
    </style:style>
    <style:style style:name="P15" style:family="paragraph" style:parent-style-name="Text_20_body">
      <style:text-properties officeooo:paragraph-rsid="0048f2dc"/>
    </style:style>
    <style:style style:name="P16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17" style:family="paragraph" style:parent-style-name="Text_20_body">
      <style:paragraph-properties fo:text-align="start" style:justify-single-word="false"/>
      <style:text-properties style:font-name="Gill Sans" officeooo:rsid="002b0d80" officeooo:paragraph-rsid="00840e11"/>
    </style:style>
    <style:style style:name="P18" style:family="paragraph" style:parent-style-name="Text_20_body">
      <style:paragraph-properties fo:text-align="start" style:justify-single-word="false"/>
      <style:text-properties style:font-name="Gill Sans" officeooo:rsid="00859044" officeooo:paragraph-rsid="00859044"/>
    </style:style>
    <style:style style:name="P19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20" style:family="paragraph" style:parent-style-name="Text_20_body">
      <style:text-properties officeooo:paragraph-rsid="00844c8f"/>
    </style:style>
    <style:style style:name="P21" style:family="paragraph" style:parent-style-name="Text_20_body">
      <style:text-properties officeooo:paragraph-rsid="008649bb"/>
    </style:style>
    <style:style style:name="P22" style:family="paragraph" style:parent-style-name="Heading_20_1">
      <style:text-properties officeooo:paragraph-rsid="00407ef3"/>
    </style:style>
    <style:style style:name="P23" style:family="paragraph" style:parent-style-name="Table_20_Contents">
      <style:text-properties style:font-name="Gill Sans"/>
    </style:style>
    <style:style style:name="P24" style:family="paragraph" style:parent-style-name="Table_20_Contents">
      <style:paragraph-properties fo:text-align="end" style:justify-single-word="false"/>
      <style:text-properties style:font-name="Gill Sans"/>
    </style:style>
    <style:style style:name="P25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26" style:family="paragraph" style:parent-style-name="Table_20_Contents">
      <style:text-properties style:font-name="Gill Sans" officeooo:rsid="0095cae8" officeooo:paragraph-rsid="0095cae8"/>
    </style:style>
    <style:style style:name="P27" style:family="paragraph" style:parent-style-name="Table_20_Contents">
      <style:text-properties style:font-name="Gill Sans" officeooo:rsid="0080003b" officeooo:paragraph-rsid="0080003b"/>
    </style:style>
    <style:style style:name="P28" style:family="paragraph" style:parent-style-name="Table_20_Contents">
      <style:text-properties style:font-name="Gill Sans" officeooo:rsid="00981570" officeooo:paragraph-rsid="00981570"/>
    </style:style>
    <style:style style:name="P29" style:family="paragraph" style:parent-style-name="Table_20_Contents">
      <style:text-properties officeooo:paragraph-rsid="0081d9f9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3ed5ef" style:font-size-asian="20pt" style:font-size-complex="20pt"/>
    </style:style>
    <style:style style:name="T4" style:family="text">
      <style:text-properties style:font-name="Joanna Nova" officeooo:rsid="00844c8f"/>
    </style:style>
    <style:style style:name="T5" style:family="text">
      <style:text-properties style:font-name="Joanna Nova" officeooo:rsid="00981570"/>
    </style:style>
    <style:style style:name="T6" style:family="text">
      <style:text-properties officeooo:rsid="00981570"/>
    </style:style>
    <style:style style:name="T7" style:family="text">
      <style:text-properties fo:font-size="21pt" style:font-size-asian="21pt" style:font-size-complex="21pt"/>
    </style:style>
    <style:style style:name="T8" style:family="text">
      <style:text-properties fo:font-size="21pt" officeooo:rsid="003ed5ef" style:font-size-asian="21pt" style:font-size-complex="21pt"/>
    </style:style>
    <style:style style:name="T9" style:family="text">
      <style:text-properties fo:font-size="20.5pt" style:font-size-asian="20.5pt" style:font-size-complex="20.5pt"/>
    </style:style>
    <style:style style:name="T10" style:family="text">
      <style:text-properties fo:font-size="20.5pt" officeooo:rsid="003ed5ef" style:font-size-asian="20.5pt" style:font-size-complex="20.5pt"/>
    </style:style>
    <style:style style:name="T11" style:family="text">
      <style:text-properties fo:font-size="20.7999992370605pt" style:font-size-asian="20.7999992370605pt" style:font-size-complex="20.7999992370605pt"/>
    </style:style>
    <style:style style:name="T12" style:family="text">
      <style:text-properties fo:font-size="20.7999992370605pt" officeooo:rsid="003ed5ef" style:font-size-asian="20.7999992370605pt" style:font-size-complex="20.7999992370605pt"/>
    </style:style>
    <style:style style:name="T13" style:family="text">
      <style:text-properties fo:font-size="20.8999996185303pt" style:font-size-asian="20.8999996185303pt" style:font-size-complex="20.8999996185303pt"/>
    </style:style>
    <style:style style:name="T14" style:family="text">
      <style:text-properties fo:font-size="20.8999996185303pt" officeooo:rsid="003ed5ef" style:font-size-asian="20.8999996185303pt" style:font-size-complex="20.8999996185303pt"/>
    </style:style>
    <style:style style:name="T15" style:family="text">
      <style:text-properties fo:font-size="20.7000007629395pt" style:font-size-asian="20.7000007629395pt" style:font-size-complex="20.7000007629395pt"/>
    </style:style>
    <style:style style:name="T16" style:family="text">
      <style:text-properties fo:font-size="20.7000007629395pt" officeooo:rsid="003ed5ef" style:font-size-asian="20.7000007629395pt" style:font-size-complex="20.7000007629395pt"/>
    </style:style>
    <style:style style:name="T17" style:family="text">
      <style:text-properties officeooo:rsid="009b119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>Eric Bréchemier<text:span text:style-name="T1"><text:line-break/></text:span><text:span text:style-name="T15">eric@coding.graphic</text:span><text:span text:style-name="T16">s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23516057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6">2021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Instructional Design Certificate from Connie Malamed Master Class</text:p>
          </table:table-cell>
        </table:table-row>
        <table:table-row table:style-name="TableLine10555323516057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8">2020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Digital Learning Manager Certificate from LearnAssembly</text:p>
          </table:table-cell>
        </table:table-row>
        <table:table-row table:style-name="TableLine105553235161344">
          <table:table-cell table:style-name="Table1.A1" office:value-type="string">
            <text:p text:style-name="P6">since </text:p>
          </table:table-cell>
          <table:table-cell table:style-name="Table1.A1" office:value-type="string">
            <text:p text:style-name="P11">2020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4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235057152"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P28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<text:span text:style-name="T5">Discovering and Teaching Graphic Design</text:span> <text:span text:style-name="T17">Certificate </text:span>from CNAP on FUN</text:p>
          </table:table-cell>
        </table:table-row>
        <table:table-row table:style-name="TableLine105553235057152">
          <table:table-cell table:style-name="GraphicDesignTable.A1" office:value-type="string">
            <text:p text:style-name="P3">2019–</text:p>
          </table:table-cell>
          <table:table-cell table:style-name="GraphicDesignTable.A1" office:value-type="string">
            <text:p text:style-name="P2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Visual Communication Evening Class from EPSAA in Paris</text:p>
          </table:table-cell>
        </table:table-row>
        <table:table-row table:style-name="TableLine105553235054592">
          <table:table-cell table:style-name="GraphicDesignTable.A1" office:value-type="string">
            <text:p text:style-name="P3">since </text:p>
          </table:table-cell>
          <table:table-cell table:style-name="GraphicDesignTable.A1" office:value-type="string">
            <text:p text:style-name="P7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Distance Learning for Certification from edaa</text:p>
          </table:table-cell>
        </table:table-row>
        <table:table-row table:style-name="TableLine105553235054592"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P2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Specialization from CalArts on Coursera</text:p>
          </table:table-cell>
        </table:table-row>
        <table:table-row table:style-name="TableLine105553235058176"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P2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7 Days Gallery Project with Artist Alève Mine</text:p>
          </table:table-cell>
        </table:table-row>
        <table:table-row table:style-name="TableLine105553235054848">
          <table:table-cell table:style-name="GraphicDesignTable.A1" office:value-type="string">
            <text:p text:style-name="P3">since </text:p>
          </table:table-cell>
          <table:table-cell table:style-name="GraphicDesignTable.A1" office:value-type="string">
            <text:p text:style-name="P2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235053056">
          <table:table-cell table:style-name="Table2.A1" office:value-type="string">
            <text:p text:style-name="P16">2004–</text:p>
          </table:table-cell>
          <table:table-cell table:style-name="Table2.A1" office:value-type="string">
            <text:p text:style-name="P17">2020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20">Software Engineer</text:p>
          </table:table-cell>
        </table:table-row>
        <table:table-row table:style-name="TableLine105553235075584"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3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235063296">
                <table:table-cell table:style-name="SoftwareEngineer.A1" office:value-type="string">
                  <text:p text:style-name="P10">E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5">EnsAD, Sciences Po Médialab</text:p>
                </table:table-cell>
              </table:table-row>
              <table:table-row table:style-name="TableLine105553235051520">
                <table:table-cell table:style-name="SoftwareEngineer.A1" office:value-type="string">
                  <text:p text:style-name="P10">Packag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5">Autajon</text:p>
                </table:table-cell>
              </table:table-row>
              <table:table-row table:style-name="TableLine105553235055104">
                <table:table-cell table:style-name="SoftwareEngineer.A1" office:value-type="string">
                  <text:p text:style-name="P10">P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5">OECD, Wolters Kluwer</text:p>
                </table:table-cell>
              </table:table-row>
              <table:table-row table:style-name="TableLine105553235051776">
                <table:table-cell table:style-name="SoftwareEngineer.A1" office:value-type="string">
                  <text:p text:style-name="P10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5">eGull</text:p>
                </table:table-cell>
              </table:table-row>
              <table:table-row table:style-name="TableLine105553235055872">
                <table:table-cell table:style-name="SoftwareEngineer.A1" office:value-type="string">
                  <text:p text:style-name="P10">T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5">Expway, Vodafone, Voxmobili</text:p>
                </table:table-cell>
              </table:table-row>
              <table:table-row table:style-name="TableLine105553235077632">
                <table:table-cell table:style-name="SoftwareEngineer.A1" office:value-type="string">
                  <text:p text:style-name="P10">Video G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5">Pastagames</text:p>
                </table:table-cell>
              </table:table-row>
              <table:table-row table:style-name="TableLine105553235076608">
                <table:table-cell table:style-name="SoftwareEngineer.A1" office:value-type="string">
                  <text:p text:style-name="P10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5">Family&amp;Co, Legalbox</text:p>
                </table:table-cell>
              </table:table-row>
            </table:table>
            <text:p text:style-name="P20"/>
          </table:table-cell>
        </table:table-row>
        <table:table-row table:style-name="TableLine105553235075072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7">2004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20">Video Games <text:span text:style-name="T4">&amp;</text:span> Interactive Media Master Degree from CNAM-ENJMIN</text:p>
          </table:table-cell>
        </table:table-row>
        <table:table-row table:style-name="TableLine105553235074304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8">2003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21">Software Engineer Master Degree from ENSIIE</text:p>
          </table:table-cell>
        </table:table-row>
        <table:table-row table:style-name="TableLine105553235074560">
          <table:table-cell table:style-name="Table2.A1" office:value-type="string">
            <text:p text:style-name="P9">since </text:p>
          </table:table-cell>
          <table:table-cell table:style-name="Table2.A1" office:value-type="string">
            <text:p text:style-name="P18">1998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21">Computer Science Self-Stud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1in" fo:margin-bottom="0.3in" style:contextual-spacing="false" fo:text-indent="-0.0201in" style:auto-text-indent="false">
        <style:tab-stops/>
      </style:paragraph-properties>
      <style:text-properties style:font-name="Ringside Regular" fo:font-family="'Ringside Regular'" style:font-style-name="Light" style:font-pitch="variable" fo:font-size="200%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in" fo:margin-bottom="0.1in" style:contextual-spacing="false">
        <style:drop-cap/>
      </style:paragraph-properties>
      <style:text-properties fo:font-variant="small-caps" style:font-name="Ringside Regular1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1-05-17T17:14:51.993254341</dc:date>
    <meta:editing-duration>PT3H5M51S</meta:editing-duration>
    <meta:editing-cycles>111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0" meta:word-count="132" meta:character-count="947" meta:non-whitespace-character-count="861"/>
  </office:meta>
</office:document-meta>
</file>